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6.1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pl" fo:country="PL" officeooo:rsid="001306e7" officeooo:paragraph-rsid="001306e7"/>
    </style:style>
    <style:style style:name="P2" style:family="paragraph" style:parent-style-name="Table_20_Contents">
      <style:text-properties fo:language="pl" fo:country="PL"/>
    </style:style>
    <style:style style:name="P3" style:family="paragraph" style:parent-style-name="Table_20_Contents">
      <style:text-properties fo:language="pl" fo:country="PL" officeooo:rsid="001306e7" officeooo:paragraph-rsid="001306e7"/>
    </style:style>
    <style:style style:name="P4" style:family="paragraph" style:parent-style-name="Table_20_Contents">
      <style:text-properties fo:language="pl" fo:country="PL" officeooo:rsid="001306e7" officeooo:paragraph-rsid="001306e7"/>
    </style:style>
    <style:style style:name="T1" style:family="text">
      <style:text-properties officeooo:rsid="00161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Tydzień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Zainicjowanie aplikacji w Django i napisanie modeli 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3">Napisanie szablonów bazowych i podstron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B2" table:number-rows-spanned="3" office:value-type="string">
            <text:p text:style-name="P2"/>
            <text:p text:style-name="P3">Panel administracyjny i powiązanie szablonów z danymi.</text:p>
          </table:table-cell>
        </table:table-row>
        <table:table-row>
          <table:table-cell table:style-name="Table1.A2" office:value-type="string">
            <text:p text:style-name="P3">4</text:p>
          </table:table-cell>
          <table:covered-table-cell/>
        </table:table-row>
        <table:table-row>
          <table:table-cell table:style-name="Table1.A2" office:value-type="string">
            <text:p text:style-name="P3">5</text:p>
          </table:table-cell>
          <table:covered-table-cell/>
        </table:table-row>
        <table:table-row>
          <table:table-cell table:style-name="Table1.A2" office:value-type="string">
            <text:p text:style-name="P3">6</text:p>
          </table:table-cell>
          <table:table-cell table:style-name="Table1.B2" office:value-type="string">
            <text:p text:style-name="P3">Rozwiązanie problemu autoryzacji i rozpoczęcie prac nad layoutem (CSS, <text:span text:style-name="T1">Bootstrap</text:span>)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B2" office:value-type="string">
            <text:p text:style-name="P3">Wersje językowe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B2" office:value-type="string">
            <text:p text:style-name="P3">Angular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B2" office:value-type="string">
            <text:p text:style-name="P3">Testy integracyjne i debugging 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P3">Testy akceptacyjn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7:56:34.299258150</meta:creation-date>
    <dc:date>2017-03-26T18:54:21.229266098</dc:date>
    <meta:editing-duration>PT1M28S</meta:editing-duration>
    <meta:editing-cycles>2</meta:editing-cycles>
    <meta:generator>LibreOffice/5.3.1.2$Linux_X86_64 LibreOffice_project/30m0$Build-2</meta:generator>
    <meta:document-statistic meta:table-count="1" meta:image-count="0" meta:object-count="0" meta:page-count="1" meta:paragraph-count="19" meta:word-count="49" meta:character-count="315" meta:non-whitespace-character-count="283"/>
  </office:meta>
</office:document-meta>
</file>